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sans-serif" svg:font-family="sans-serif"/>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Horizontal_20_Line">
      <style:paragraph-properties fo:background-color="#e6e6ff">
        <style:background-image/>
      </style:paragraph-properties>
      <style:text-properties style:font-name="Arial"/>
    </style:style>
    <style:style style:name="P9"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0" style:family="paragraph" style:parent-style-name="Text_20_body">
      <style:text-properties style:font-name="DejaVu Sans2"/>
    </style:style>
    <style:style style:name="P11" style:family="paragraph" style:parent-style-name="Text_20_body">
      <style:text-properties style:font-name="Arial"/>
    </style:style>
    <style:style style:name="P12" style:family="paragraph" style:parent-style-name="Text_20_body">
      <style:text-properties style:font-name="Arial" fo:font-size="6pt" style:font-size-asian="5.25pt" style:font-size-complex="6pt"/>
    </style:style>
    <style:style style:name="P13" style:family="paragraph" style:parent-style-name="Text_20_body">
      <style:text-properties style:font-name="Arial" fo:font-weight="bold" style:font-weight-asian="bold" style:font-weight-complex="bold"/>
    </style:style>
    <style:style style:name="P14" style:family="paragraph" style:parent-style-name="Text_20_body">
      <style:paragraph-properties fo:background-color="#ffff99">
        <style:background-image/>
      </style:paragraph-properties>
      <style:text-properties style:font-name="Arial"/>
    </style:style>
    <style:style style:name="P15" style:family="paragraph" style:parent-style-name="Title">
      <style:paragraph-properties loext:contextual-spacing="false" fo:margin-top="0in" fo:margin-bottom="0.0799in" fo:background-color="#ffffe6">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list-style-name="L1">
      <style:paragraph-properties fo:background-color="#ffff99">
        <style:background-image/>
      </style:paragraph-properties>
      <style:text-properties fo:font-variant="normal" fo:text-transform="none" fo:color="#252525" style:font-name="Arial" fo:font-size="11pt" fo:letter-spacing="normal" fo:font-style="normal" fo:font-weight="normal" style:font-size-asian="10.5pt"/>
    </style:style>
    <style:style style:name="P18" style:family="paragraph" style:parent-style-name="Heading_20_3">
      <style:text-properties style:font-name="Arial"/>
    </style:style>
    <style:style style:name="P19" style:family="paragraph" style:parent-style-name="Heading_20_3">
      <style:paragraph-properties fo:text-align="center" style:justify-single-word="false"/>
      <style:text-properties style:font-name="Arial"/>
    </style:style>
    <style:style style:name="P20" style:family="paragraph" style:parent-style-name="Heading_20_3">
      <style:paragraph-properties fo:background-color="#e6e6ff">
        <style:background-image/>
      </style:paragraph-properties>
      <style:text-properties style:font-name="Arial"/>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1pt" style:font-size-asian="10.5pt"/>
    </style:style>
    <style:style style:name="T4" style:family="text">
      <style:text-properties fo:font-variant="normal" fo:text-transform="none" fo:color="#222222" style:font-name="Arial" fo:font-size="11pt" fo:letter-spacing="normal" fo:font-style="normal" fo:font-weight="normal" style:font-size-asian="10.5pt"/>
    </style:style>
    <style:style style:name="T5" style:family="text">
      <style:text-properties fo:font-variant="normal" fo:text-transform="none" fo:color="#333333" style:font-name="Arial" fo:font-size="11pt" fo:letter-spacing="normal" fo:font-style="normal" fo:font-weight="normal" style:font-size-asian="10.5pt"/>
    </style:style>
    <style:style style:name="T6" style:family="text">
      <style:text-properties fo:font-variant="normal" fo:text-transform="none" fo:color="#111111" style:font-name="Arial" fo:font-size="11pt" fo:letter-spacing="normal" fo:font-style="normal" style:text-underline-style="solid" style:text-underline-width="auto" style:text-underline-color="font-color" fo:font-weight="bold" style:font-size-asian="10.5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8in" fo:text-indent="-0.25in" fo:margin-left="0.6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8in" fo:text-indent="-0.25in" fo:margin-left="0.87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8in" fo:text-indent="-0.25in" fo:margin-left="1.1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8in" fo:text-indent="-0.25in" fo:margin-left="1.37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8in" fo:text-indent="-0.25in" fo:margin-left="1.6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8in" fo:text-indent="-0.25in" fo:margin-left="1.87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8in" fo:text-indent="-0.25in" fo:margin-left="2.1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8in" fo:text-indent="-0.25in" fo:margin-left="2.37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8in" fo:text-indent="-0.25in" fo:margin-left="2.6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8in" fo:text-indent="-0.25in" fo:margin-left="2.878in"/>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eaver-tutorials" text:name="Title"/>
        <text:user-field-decl office:value-type="string" office:string-value="2013-XY-01" text:name="TaskID"/>
        <text:user-field-decl office:value-type="float" office:value="2012" text:name=""/>
      </text:user-field-decls>
      <text:p text:style-name="P15"><office:annotation><dc:creator>Ivo Blöchliger</dc:creator><dc:date>2014-03-02T08:01:40</dc:date><text:p text:style-name="P21"><text:span text:style-name="T7">To hide these comments, disable them in the menu:</text:span></text:p><text:p text:style-name="P21"><text:span text:style-name="T7">View → Comments</text:span></text:p></office:annotation><text:file-name text:display="name">2015-HU-01-EN</text:file-name> <text:user-field-get text:name="Title">Beaver-tutorials</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21"><text:span text:style-name="T7">Age groups in biological age:</text:span></text:p><text:p text:style-name="P21"><text:span text:style-name="T7">0: 8-10 years</text:span></text:p><text:p text:style-name="P21"><text:span text:style-name="T7">I: 10-12 years</text:span></text:p><text:p text:style-name="P21"><text:span text:style-name="T7">II: 12-14 years</text:span></text:p><text:p text:style-name="P21"><text:span text:style-name="T7">III: 14-16 years</text:span></text:p><text:p text:style-name="P21"><text:span text:style-name="T7">IV: 16-19 years</text:span></text:p></office:annotation></text:p>
          </table:table-cell>
          <table:table-cell table:style-name="Table1.A1" office:value-type="string">
            <text:p text:style-name="P5">I: <text:drop-down text:name=""><text:label text:value="----"/><text:label text:value="easy"/><text:label text:current-selected="true" text:value="medium"/><text:label text:value="hard"/>medium</text:drop-down></text:p>
          </table:table-cell>
          <table:table-cell table:style-name="Table1.A1" office:value-type="string">
            <text:p text:style-name="P5">II: <text:drop-down text:name=""><text:label text:value="----"/><text:label text:current-selected="true" text:value="easy"/><text:label text:value="medium"/><text:label text:value="hard"/>easy</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22" svg:width="0.8941in" svg:height="0.1232in" draw:control="control6"/></text:p>
          </table:table-cell>
          <table:table-cell table:style-name="Table2.A1" office:value-type="string">
            <text:p text:style-name="P2"><draw:control text:anchor-type="as-char" svg:y="0.0201in" draw:z-index="0" draw:style-name="gr1" draw:text-style-name="P22" svg:width="0.8941in" svg:height="0.1232in" draw:control="control1"/></text:p>
          </table:table-cell>
          <table:table-cell table:style-name="Table2.A1" office:value-type="string">
            <text:p text:style-name="P2"><draw:control text:anchor-type="as-char" svg:y="-0.0055in" draw:z-index="1" draw:style-name="gr1" draw:text-style-name="P22" svg:width="0.8941in" svg:height="0.1232in" draw:control="control2"/></text:p>
          </table:table-cell>
          <table:table-cell table:style-name="Table2.A1" office:value-type="string">
            <text:p text:style-name="P2"><draw:control text:anchor-type="as-char" svg:y="-0.0035in" draw:z-index="2" draw:style-name="gr1" draw:text-style-name="P22" svg:width="0.8941in" svg:height="0.1232in" draw:control="control3"/></text:p>
          </table:table-cell>
          <table:table-cell table:style-name="Table2.A1" office:value-type="string">
            <text:p text:style-name="P2"><draw:control text:anchor-type="as-char" svg:y="0.0016in" draw:z-index="3" draw:style-name="gr1" draw:text-style-name="P22" svg:width="0.8941in" svg:height="0.1232in" draw:control="control4"/></text:p>
          </table:table-cell>
          <table:table-cell table:style-name="Table2.F1" office:value-type="string">
            <text:p text:style-name="P2"><draw:control text:anchor-type="as-char" svg:y="0.0098in" draw:z-index="4" draw:style-name="gr1" draw:text-style-name="P22" svg:width="0.8941in" svg:height="0.1232in"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18" text:outline-level="3">Body</text:h>
      </text:section>
      <text:p text:style-name="P12"/>
      <text:p text:style-name="P13">Beaver-tutorials</text:p>
      <text:p text:style-name="P11"/>
      <text:p text:style-name="Text_20_body"><text:span text:style-name="T2">The teacher in the beaver school wants to give some material to his students. He found a portal with a scanned book which declares in its front matter that it should be distributed according to a “Creative Commons License” (CC-BY-ND) that makes everyone free </text:span><text:span text:style-name="T3">to s</text:span><text:span text:style-name="Strong_20_Emphasis"><text:span text:style-name="T4">hare, </text:span></text:span><text:span text:style-name="T5">copy and redistribute the material in any medium or format for any purpose, even commercially, provided that appropriate credit is given. The license also specifies that If </text:span><text:bookmark text:name="some_kinds_of_mods_popup"/><text:span text:style-name="T5">one remixes, transforms, or builds upon</text:span><text:span text:style-name="T6"> </text:span><text:span text:style-name="T5">the book, the modified book may not be distributed.</text:span></text:p>
      <text:section text:style-name="Sect1" text:name="Question" text:protected="true">
        <text:h text:style-name="P18" text:outline-level="3"/>
        <text:h text:style-name="P18" text:outline-level="3">Question</text:h>
        <text:p text:style-name="P12"/>
      </text:section>
      <text:p text:style-name="P11">Which of these behavior is not permitted under the terms of this license?</text:p>
      <text:section text:style-name="Sect1" text:name="Answer" text:protected="true">
        <text:h text:style-name="P18" text:outline-level="3"/>
        <text:h text:style-name="P18" text:outline-level="3">Answer</text:h>
        <text:p text:style-name="P12"/>
      </text:section>
      <text:p text:style-name="P11">A. Selling book copies to the students.</text:p>
      <text:p text:style-name="P11">B. Translating the book, keeping the translated copy for himself.</text:p>
      <text:p text:style-name="P11">C. Giving the students his translation of one chapter of the book.</text:p>
      <text:p text:style-name="P11">D. Putting a copy of the scanned book on the school website.</text:p>
      <text:section text:style-name="Sect2" text:name="Explanation" text:protected="true">
        <text:p text:style-name="P8"><office:annotation><dc:creator>Ivo Blöchliger</dc:creator><dc:date>2013-01-04T16:50:39</dc:date><text:p text:style-name="P21"><text:span text:style-name="T7">This must all fit on the first page. If it does not, your <text:s/>task is too long.</text:span></text:p></office:annotation></text:p>
        <text:h text:style-name="P20" text:outline-level="3">Explanation</text:h>
        <text:p text:style-name="P9"/>
      </text:section>
      <text:p text:style-name="P14">C is the correct answer.</text:p>
      <text:section text:style-name="Sect2" text:name="It's informatics" text:protected="true">
        <text:h text:style-name="P20" text:outline-level="3"/>
        <text:h text:style-name="P20" text:outline-level="3">It's informatics</text:h>
        <text:p text:style-name="P9"/>
      </text:section>
      <text:p text:style-name="P14">Copyright is a complex issue: sometimes even the experts in local and international laws have difficulties in disentangling regulations and people rights, and it is general not easy to decide if something can be uploaded, downloaded, used, distributed. Creative Commons licenses were invented in order to make easier to authors and users to understand what they can do without breaking laws or contracts. The authors can easily state clearly if they want attribution (a mention of the original author), if they allow commercial use of their creation, if they prohibit derivative works, and if they put restrictions on the license of derivative distributions. These “rights” (known, in order, <text:s/>as BY, NC, ND, SA) can be composed independently in a new license. So, for example, the task describes a BY-ND license, and users should immediately understand that the author requires attribution of her/his original work and no derivatives are permitted. Everything else is allowed (at least according to the license…). Thus:</text:p>
      <text:list xml:id="list7290053411215698271" text:style-name="L1">
        <text:list-item>
          <text:p text:style-name="P17">A is permitted by the author's license (but perhaps not by school regulations…),</text:p>
        </text:list-item>
        <text:list-item>
          <text:p text:style-name="P17">B is permitted, as long as the derivative work is not distributed to others,</text:p>
        </text:list-item>
        <text:list-item>
          <text:p text:style-name="P17">D is permitted, since Creative Commons do not restrict sharing if the attribution to the original author is preserved. </text:p>
        </text:list-item>
      </text:list>
      <text:p text:style-name="P14"/>
      <text:section text:style-name="Sect1" text:name="Keywords" text:protected="true">
        <text:h text:style-name="P20" text:outline-level="3"/>
        <text:h text:style-name="P20" text:outline-level="3">Keywords</text:h>
        <text:p text:style-name="P9"/>
      </text:section>
      <text:p text:style-name="P14"><text:soft-page-break/>Copyright, license, ethics</text:p>
      <text:section text:style-name="Sect1" text:name="Websites" text:protected="true">
        <text:h text:style-name="P20" text:outline-level="3"/>
        <text:h text:style-name="P20" text:outline-level="3">Websites</text:h>
        <text:p text:style-name="P9"/>
      </text:section>
      <text:p text:style-name="P14"><text:a xlink:type="simple" xlink:href="http://en.wikipedia.org/wiki/Creative_Commons_license" text:style-name="Internet_20_link" text:visited-style-name="Visited_20_Internet_20_Link">http://en.wikipedia.org/wiki/Creative_Commons_license</text:a></text:p>
      <text:p text:style-name="P14">https://creativecommons.org/licenses/by-nd/4.0/</text:p>
      <text:p text:style-name="P14">http://freedomdefined.org/Licenses</text:p>
      <text:p text:style-name="P14">http://en.wikipedia.org/wiki/Copyright</text:p>
      <text:p text:style-name="P14">http://en.wikipedia.org/wiki/Fair_use</text:p>
      <text:section text:style-name="Sect1" text:name="Wording" text:protected="true">
        <text:p text:style-name="P8"/>
        <text:h text:style-name="P19" text:outline-level="3">Internal Use</text:h>
        <text:h text:style-name="P18" text:outline-level="3">Wording</text:h>
        <text:p text:style-name="P12"/>
      </text:section>
      <text:p text:style-name="P14">copyright, publisher</text:p>
      <text:section text:style-name="Sect1" text:name="Comments" text:protected="true">
        <text:h text:style-name="P18" text:outline-level="3"/>
        <text:h text:style-name="P18" text:outline-level="3">Comments</text:h>
        <text:p text:style-name="P12"/>
      </text:section>
      <text:p text:style-name="P14">Zsuzsa Pluhár, pluharzs@caesar.elte.hu, 2015-04-10, No Comment.</text:p>
      <text:p text:style-name="P14">Mattia Monga, <text:a xlink:type="simple" xlink:href="mailto:monga@di.unimi.it" text:style-name="Internet_20_link" text:visited-style-name="Visited_20_Internet_20_Link">monga@di.unimi.it</text:a>. 2015-05-28, Rewritten to frame it in a specific copyright context</text:p>
      <text:p text:style-name="P14"/>
      <text:p text:style-name="P14">WG8: An alternative answer C could be “Giving to students a chapter of the book, without mentioning the title and the authors.” This is not permitted as well, but a little bit more complex to detect.</text:p>
      <text:section text:style-name="Sect1" text:name="Graphics" text:protected="true">
        <text:h text:style-name="P18" text:outline-level="3"/>
        <text:h text:style-name="P18" text:outline-level="3">Graphics</text:h>
      </text:section>
      <text:p text:style-name="P12"/>
      <text:p text:style-name="P14">No graphics</text:p>
      <text:p text:style-name="P11"/>
      <text:p text:style-name="P11"/>
      <text:section text:style-name="Sect1" text:name="Files" text:protected="true">
        <text:h text:style-name="P18" text:outline-level="3"/>
        <text:h text:style-name="P18" text:outline-level="3">Files</text:h>
        <text:p text:style-name="P12"/>
      </text:section>
      <text:p text:style-name="P11">All additional files for this task (graphics, scripts, etc.)</text:p>
      <text:section text:style-name="Sect1" text:name="this file">
        <text:section text:style-name="Sect1" text:name="thisfile">
          <text:p text:style-name="P11"><text:file-name text:display="name-and-extension">2015-HU-01-EN.odt</text:file-name> (this file)</text:p>
          <text:p text:style-name="P11">2015-HU-01-EN.pdf (this file in pdf format)</text:p>
        </text:section>
        <text:p text:style-name="P14"/>
      </text:section>
      <text:section text:style-name="Sect1" text:name="Authorship" text:protected="true">
        <text:h text:style-name="P18" text:outline-level="3"/>
        <text:h text:style-name="P18" text:outline-level="3">Authorship</text:h>
        <text:p text:style-name="P12"/>
      </text:section>
      <text:p text:style-name="P14">Zsuzsa Pluhár, <text:a xlink:type="simple" xlink:href="mailto:pluharzs@caesar.elte.hu" text:style-name="Internet_20_link" text:visited-style-name="Visited_20_Internet_20_Link">pluharzs@caesar.elte.hu</text:a>, HU</text:p>
      <text:p text:style-name="P14"/>
      <text:section text:style-name="Sect1" text:name="License" text:protected="true">
        <text:h text:style-name="P18" text:outline-level="3"/>
        <text:h text:style-name="P18" text:outline-level="3">License</text:h>
        <text:p text:style-name="P12"/>
        <text:p text:style-name="P10"><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sans-serif" svg:font-family="sans-serif"/>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loext:contextual-spacing="false" fo:margin-top="0in" fo:margin-bottom="0in"/>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Beaver-tutorials" text:name="Title"/>
        </text:user-field-decls>
        <text:section text:style-name="MSect1" text:name="Footer" text:protected="true">
          <text:p text:style-name="MP1"><text:user-field-get text:name="Title">Beaver-tutorials</text:user-field-get> <text:file-name text:display="name">2015-HU-01-EN</text:file-name>, Last saved <text:modification-date style:data-style-name="N36">05/28/2015</text:modification-date> at <text:modification-time style:data-style-name="N116">10.51.38</text:modification-time> by <text:creator>Janez Demsar</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5-05-28T10:51:38</dc:date>
    <meta:editing-duration>PT8H16M54S</meta:editing-duration>
    <meta:editing-cycles>47</meta:editing-cycles>
    <meta:generator>OpenOffice/4.1.1$Unix OpenOffice.org_project/411m6$Build-9775</meta:generator>
    <dc:creator>Janez Demsar</dc:creator>
    <meta:document-statistic meta:table-count="2" meta:image-count="0" meta:object-count="0" meta:page-count="2" meta:paragraph-count="57" meta:word-count="523" meta:character-count="3566"/>
  </office:meta>
</office:document-meta>
</file>